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09DE6DA242ABA00B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solid" svg:stroke-color="#000000" draw:textarea-vertical-align="middle" draw:ole-draw-aspect="1"/>
    </style:style>
    <style:style style:name="gr3" style:family="graphic" style:parent-style-name="Objeto_20_sem_20_preenchimento_20_nem_20_linha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ce181e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xperiments – Multicloud Elasticit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ércio de Mora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o demonstrate management efficiency</text:p>
                <text:list>
                  <text:list-item>
                    <text:p><text:span text:style-name="T1">Elasticity reaction time</text:span> and <text:span text:style-name="T1">resource usage</text:span></text:p>
                  </text:list-item>
                  <text:list-item>
                    <text:p>Different scenarios:</text:p>
                    <text:list>
                      <text:list-item>
                        <text:p>Different levels of granularity: <text:span text:style-name="T1">virtual machine and application</text:span><text:span text:style-name="T2"> </text:span></text:p>
                      </text:list-item>
                      <text:list-item>
                        <text:p><text:span text:style-name="T2">Different scopes: </text:span><text:span text:style-name="T1">inside the cloud and outside the cloud</text:span></text:p>
                      </text:list-item>
                    </text:list>
                  </text:list-item>
                </text:list>
              </text:list-item>
              <text:list-item>
                <text:p>To analyse the overhead impact introduced by M-CaMid</text:p>
                <text:list>
                  <text:list-item>
                    <text:p>Analysis of the application response time</text:p>
                  </text:list-item>
                  <text:list-item>
                    <text:p>Overhead measured in three scenarios:</text:p>
                    <text:list>
                      <text:list-item>
                        <text:p>With management disabled</text:p>
                      </text:list-item>
                      <text:list-item>
                        <text:p>With management enabled and one cloud</text:p>
                      </text:list-item>
                      <text:list-item>
                        <text:p>With management enabled and two clou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rics and Fact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etrics</text:p>
                <text:list>
                  <text:list-item>
                    <text:p><text:s/><text:span text:style-name="T1">Reaction time</text:span> is measured through the response time</text:p>
                  </text:list-item>
                </text:list>
              </text:list-item>
              <text:list-item>
                <text:p><text:s/>Factors</text:p>
                <text:list>
                  <text:list-item>
                    <text:p><text:s/>Simultaneous users:</text:p>
                    <text:list>
                      <text:list-item>
                        <text:p>20, 40, 60, 80,100</text:p>
                      </text:list-item>
                      <text:list-item>
                        <text:p>250, 500, 750, 1000</text:p>
                      </text:list-item>
                    </text:list>
                  </text:list-item>
                  <text:list-item>
                    <text:p><text:s/>Request tax per user: 100</text:p>
                  </text:list-item>
                  <text:list-item>
                    <text:p>Scenarios:</text:p>
                    <text:list>
                      <text:list-item>
                        <text:p>Management OFF</text:p>
                      </text:list-item>
                      <text:list-item>
                        <text:p>Management ON and one cloud</text:p>
                      </text:list-item>
                      <text:list-item>
                        <text:p>Management ON and two cloud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 – Response time</text:p>
          </draw:text-box>
        </draw:frame>
        <draw:frame draw:style-name="gr2" draw:text-style-name="P2" draw:layer="layout" svg:width="13.852cm" svg:height="7.8cm" svg:x="13.548cm" svg:y="4.1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2.587cm" svg:height="7.783cm" svg:x="0.213cm" svg:y="4.1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2.799cm" svg:height="7.199cm" svg:x="6.8cm" svg:y="1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 – Response time</text:p>
          </draw:text-box>
        </draw:frame>
        <draw:frame draw:style-name="gr3" draw:text-style-name="P2" draw:layer="layout" svg:width="14.514cm" svg:height="10.226cm" svg:x="6.87cm" svg:y="5.4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 – Throughput</text:p>
          </draw:text-box>
        </draw:frame>
        <draw:frame draw:style-name="gr3" draw:text-style-name="P2" draw:layer="layout" svg:width="18.072cm" svg:height="12.303cm" svg:x="4.6cm" svg:y="4.4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9:48:10.882000000</meta:creation-date>
    <meta:editing-duration>PT2M42S</meta:editing-duration>
    <meta:editing-cycles>2</meta:editing-cycles>
    <meta:generator>LibreOffice/6.0.3.2$Windows_X86_64 LibreOffice_project/8f48d515416608e3a835360314dac7e47fd0b821</meta:generator>
    <dc:title>Alizarin</dc:title>
    <dc:date>2019-05-20T08:16:17.211000000</dc:date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link-data-style-to-source="true" chart:data-label-number="value" chart:data-label-text="false" chart:data-label-symbol="false" chart:label-position="top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" xlink:type="simple" chart:class="chart:bar" chart:style-name="ch1">
        <chart:title svg:x="0.159cm" svg:y="0.157cm" chart:style-name="ch2">
          <text:p>Response time vs. simultaneous users</text:p>
        </chart:title>
        <chart:subtitle svg:x="0.284cm" svg:y="0.691cm" chart:style-name="ch3">
          <text:p>users sending/receiving 100 req per second</text:p>
        </chart:subtitle>
        <chart:legend chart:legend-position="end" svg:x="12.644cm" svg:y="4.204cm" style:legend-expansion="high" chart:style-name="ch4"/>
        <chart:plot-area chart:style-name="ch5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81cm" svg:y="8.025cm" chart:style-name="ch7">
              <text:p>Simutaneous user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6.49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8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158.2961">
                <text:p>158.29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000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83cm" svg:height="8.152cm" xlink:href="." xlink:type="simple" chart:class="chart:bar" chart:style-name="ch1">
        <chart:title svg:x="0.131cm" svg:y="0.143cm" chart:style-name="ch2">
          <text:p>Response time vs. simultaneous users</text:p>
        </chart:title>
        <chart:subtitle svg:x="0.234cm" svg:y="0.625cm" chart:style-name="ch3">
          <text:p>users sending/receiving 100 req per second</text:p>
        </chart:subtitle>
        <chart:legend chart:legend-position="end" svg:x="9.65cm" svg:y="3.777cm" style:legend-expansion="high" chart:style-name="ch4"/>
        <chart:plot-area chart:style-name="ch5" chart:data-source-has-labels="both" svg:x="1.274cm" svg:y="2.087cm" svg:width="8.113cm" svg:height="4.921cm">
          <chartooo:coordinate-region svg:x="2.266cm" svg:y="2.287cm" svg:width="7.121cm" svg:height="4.074cm"/>
          <chart:axis chart:dimension="x" chart:name="primary-x" chart:style-name="ch6" chartooo:axis-type="auto">
            <chartooo:date-scale/>
            <chart:title svg:x="3.884cm" svg:y="7.171cm" chart:style-name="ch7">
              <text:p>Simutaneous user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6.04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158.2961">
                <text:p>158.29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22cm" svg:y="0.316cm" chart:style-name="ch2">
          <text:p>Response time vs. Simulataneous users</text:p>
        </chart:title>
        <chart:subtitle svg:x="3.812cm" svg:y="1.035cm" chart:style-name="ch3">
          <text:p>users sending/receiving at 100 req per second</text:p>
        </chart:subtitle>
        <chart:legend chart:legend-position="end" svg:x="10.879cm" svg:y="4.201cm" style:legend-expansion="high" chart:style-name="ch4"/>
        <chart:plot-area chart:style-name="ch5" table:cell-range-address="'100rec-sec-ON-Multi'.A2:'100rec-sec-ON-Multi'.A10 '100rec-sec-ON-Multi'.G1:'100rec-sec-ON-Multi'.G10" chart:data-source-has-labels="both" svg:x="1.331cm" svg:y="2.138cm" svg:width="9.228cm" svg:height="5.701cm">
          <chartooo:coordinate-region svg:x="2.508cm" svg:y="2.337cm" svg:width="8.051cm" svg:height="4.855cm"/>
          <chart:axis chart:dimension="x" chart:name="primary-x" chart:style-name="ch6" chartooo:axis-type="auto">
            <chartooo:date-scale/>
            <chart:title svg:x="4.459cm" svg:y="8.019cm" chart:style-name="ch7">
              <text:p>Simultaneous users</text:p>
            </chart:title>
            <chart:categories table:cell-range-address="'100rec-sec-ON-Multi'.A2:'100rec-sec-ON-Multi'.A10"/>
          </chart:axis>
          <chart:axis chart:dimension="y" chart:name="primary-y" chart:style-name="ch8">
            <chart:title svg:x="0.451cm" svg:y="6.487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c-sec-ON-Multi'.G2:'100rec-sec-ON-Multi'.G10" chart:label-cell-address="'100rec-sec-ON-Multi'.G1:'100rec-sec-ON-Multi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 -Multicloud</text:p>
                <draw:g>
                  <svg:desc>'100rec-sec-ON-Multi'.G1:'100rec-sec-ON-Multi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c-sec-ON-Multi'.A2:'100rec-sec-ON-Multi'.A10</svg:desc>
                </draw:g>
              </table:table-cell>
              <table:table-cell office:value-type="float" office:value="264.9634">
                <text:p>264.9634</text:p>
                <draw:g>
                  <svg:desc>'100rec-sec-ON-Multi'.G2:'100rec-sec-ON-Multi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2.634125">
                <text:p>512.634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1.0541">
                <text:p>801.05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4.2325125">
                <text:p>1044.2325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5.45896">
                <text:p>1235.458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23.23111122224">
                <text:p>2323.231111222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192.64188061946">
                <text:p>5192.641880619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163.57289775473">
                <text:p>8163.57289775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711.8485329856">
                <text:p>10711.8485329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 chart:data-label-number="value" chart:data-label-text="false" chart:data-label-symbol="false" style:rotation-angle="75"/>
      <style:graphic-properties draw:fill-color="#b2b2b2"/>
      <style:text-properties fo:font-size="9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">
      <style:chart-properties loext:label-stroke-color="#000000" loext:label-stroke="dash" chart:link-data-style-to-source="true" chart:data-label-number="value" chart:data-label-text="false" chart:data-label-symbol="false" chart:label-position="top" style:rotation-angle="75"/>
      <style:graphic-properties draw:stroke="none" draw:fill-color="#000000"/>
      <style:text-properties fo:font-size="9pt" style:font-size-asian="10pt" style:font-size-complex="10pt"/>
    </style:style>
    <style:style style:name="ch12" style:family="chart" style:data-style-name="N1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="bitmap" draw:fill-color="#ffd320" draw:fill-image-name="ChartBitmap_20_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15cm" svg:height="10.227cm" xlink:href="." xlink:type="simple" chart:class="chart:bar" chart:style-name="ch1">
        <chart:legend svg:x="0cm" svg:y="0cm" style:legend-expansion="custom" chartooo:width="7.492cm" chartooo:height="2.165cm" style:legend-expansion-aspect-ratio="3.46050808314088" chart:style-name="ch2"/>
        <chart:plot-area chart:style-name="ch3" chart:data-source-has-labels="both" svg:x="0.56cm" svg:y="2.211cm" svg:width="13.293cm" svg:height="7.424cm">
          <chartooo:coordinate-region svg:x="1.737cm" svg:y="2.41cm" svg:width="12.116cm" svg:height="6.578cm"/>
          <chart:axis chart:dimension="x" chart:name="primary-x" chart:style-name="ch4" chartooo:axis-type="auto">
            <chartooo:date-scale/>
            <chart:title svg:x="5.76cm" svg:y="9.667cm" chart:style-name="ch5">
              <text:p>Simutaneous users</text:p>
            </chart:title>
            <chart:categories table:cell-range-address="local-table.$A$2:.$A$10"/>
          </chart:axis>
          <chart:axis chart:dimension="y" chart:name="primary-y" chart:style-name="ch6">
            <chart:title svg:x="0cm" svg:y="7.422cm" chart:style-name="ch7">
              <text:p>Response time (ms)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8"/>
            <chart:data-point chart:style-name="ch10"/>
          </chart:series>
          <chart:series chart:style-name="ch11" chart:values-cell-range-address="local-table.$C$2:.$C$10" chart:label-cell-address="local-table.$C$1" chart:class="chart:bar">
            <chart:data-point chart:repeated="7"/>
            <chart:data-point chart:style-name="ch10" chart:repeated="2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</table:table-cell>
              <table:table-cell office:value-type="string">
                <text:p>Management ON</text:p>
              </table:table-cell>
              <table:table-cell office:value-type="string">
                <text:p>Management ON -Multicloud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151.38545">
                <text:p>151.38545</text:p>
              </table:table-cell>
              <table:table-cell office:value-type="float" office:value="158.2961">
                <text:p>158.2961</text:p>
              </table:table-cell>
              <table:table-cell office:value-type="float" office:value="264.9634">
                <text:p>264.96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2.367175">
                <text:p>232.367175</text:p>
              </table:table-cell>
              <table:table-cell office:value-type="float" office:value="244.54356358909">
                <text:p>244.54356358909</text:p>
              </table:table-cell>
              <table:table-cell office:value-type="float" office:value="512.634125">
                <text:p>512.634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4.08045">
                <text:p>274.08045</text:p>
              </table:table-cell>
              <table:table-cell office:value-type="float" office:value="281.866516666667">
                <text:p>281.866516666667</text:p>
              </table:table-cell>
              <table:table-cell office:value-type="float" office:value="801.0541">
                <text:p>801.05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8.480725">
                <text:p>348.480725</text:p>
              </table:table-cell>
              <table:table-cell office:value-type="float" office:value="357.522825">
                <text:p>357.522825</text:p>
              </table:table-cell>
              <table:table-cell office:value-type="float" office:value="1044.2325125">
                <text:p>1044.2325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53818">
                <text:p>428.53818</text:p>
              </table:table-cell>
              <table:table-cell office:value-type="float" office:value="441.07322">
                <text:p>441.07322</text:p>
              </table:table-cell>
              <table:table-cell office:value-type="float" office:value="1235.45896">
                <text:p>1235.458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1.656308">
                <text:p>1001.656308</text:p>
              </table:table-cell>
              <table:table-cell office:value-type="float" office:value="1036.07357864883">
                <text:p>1036.07357864883</text:p>
              </table:table-cell>
              <table:table-cell office:value-type="float" office:value="2323.23111122224">
                <text:p>2323.231111222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58.68537649334">
                <text:p>2058.68537649334</text:p>
              </table:table-cell>
              <table:table-cell office:value-type="float" office:value="2095.27862513727">
                <text:p>2095.27862513727</text:p>
              </table:table-cell>
              <table:table-cell office:value-type="float" office:value="5192.64188061946">
                <text:p>5192.641880619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74.00797393935">
                <text:p>3074.00797393935</text:p>
              </table:table-cell>
              <table:table-cell office:value-type="float" office:value="3124.19032042991">
                <text:p>3124.19032042991</text:p>
              </table:table-cell>
              <table:table-cell office:value-type="float" office:value="8163.57289775473">
                <text:p>8163.57289775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73.31121794327">
                <text:p>3973.31121794327</text:p>
              </table:table-cell>
              <table:table-cell office:value-type="float" office:value="4054.6264065844">
                <text:p>4054.6264065844</text:p>
              </table:table-cell>
              <table:table-cell office:value-type="float" office:value="10711.8485329856">
                <text:p>10711.84853298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09DE6DA242ABA00B.png" xlink:type="simple" xlink:show="embed" xlink:actuate="onLoad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top" style:rotation-angle="45"/>
      <style:graphic-properties draw:fill-color="#b2b2b2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 chart:label-position="top" style:rotation-angle="45"/>
      <style:graphic-properties draw:stroke="none" draw:fill-color="#0000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 style:rotation-angle="61"/>
      <style:graphic-properties draw:fill="hatch" draw:fill-color="#ffd320" draw:fill-hatch-name="ChartHatch_20_1" draw:fill-image-name="Dark_5f_5f_5f_20_5f_5f_5f_Downward_5f_5f_5f_20_5f_5f_5f_Diagonal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73cm" svg:height="12.304cm" xlink:href="." xlink:type="simple" chart:class="chart:bar" chart:style-name="ch1">
        <chart:title svg:x="7.841cm" svg:y="0.382cm" chart:style-name="ch2">
          <text:p>Throughput</text:p>
        </chart:title>
        <chart:legend svg:x="0.649cm" svg:y="0.744cm" style:legend-expansion="custom" chartooo:width="7.692cm" chartooo:height="2.249cm" style:legend-expansion-aspect-ratio="3.42018674966652" chart:style-name="ch3"/>
        <chart:plot-area chart:style-name="ch4" chart:data-source-has-labels="both" svg:x="1.604cm" svg:y="3.682cm" svg:width="13.808cm" svg:height="7.179cm">
          <chartooo:coordinate-region svg:x="2.411cm" svg:y="3.881cm" svg:width="13.001cm" svg:height="6.333cm"/>
          <chart:axis chart:dimension="x" chart:name="primary-x" chart:style-name="ch5" chartooo:axis-type="auto">
            <chartooo:date-scale/>
            <chart:title svg:x="7.022cm" svg:y="11.107cm" chart:style-name="ch6">
              <text:p>Simultaneous users</text:p>
            </chart:title>
            <chart:categories table:cell-range-address="local-table.$A$2:.$A$10"/>
          </chart:axis>
          <chart:axis chart:dimension="y" chart:name="primary-y" chart:style-name="ch7">
            <chart:title svg:x="0.683cm" svg:y="9.101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4"/>
            <chart:data-point chart:style-name="ch11"/>
            <chart:data-point chart:repeated="4"/>
          </chart:series>
          <chart:series chart:style-name="ch12" chart:values-cell-range-address="local-table.$C$2:.$C$10" chart:label-cell-address="local-table.$C$1" chart:class="chart:bar">
            <chart:data-point chart:repeated="7"/>
            <chart:data-point chart:style-name="ch11"/>
            <chart:data-point/>
          </chart:series>
          <chart:series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</text:p>
              </table:table-cell>
              <table:table-cell office:value-type="string">
                <text:p>Throughput Management ON</text:p>
              </table:table-cell>
              <table:table-cell office:value-type="string">
                <text:p>Throughput Managemet ON Multicloud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124.364961415771">
                <text:p>124.364961415771</text:p>
              </table:table-cell>
              <table:table-cell office:value-type="float" office:value="122.92336342907">
                <text:p>122.92336342907</text:p>
              </table:table-cell>
              <table:table-cell office:value-type="float" office:value="72.0494835853264">
                <text:p>72.04948358532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2131914621">
                <text:p>160.242131914621</text:p>
              </table:table-cell>
              <table:table-cell office:value-type="float" office:value="162.56924433751">
                <text:p>162.56924433751</text:p>
              </table:table-cell>
              <table:table-cell office:value-type="float" office:value="75.9729764122902">
                <text:p>75.97297641229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07541277145">
                <text:p>208.207541277145</text:p>
              </table:table-cell>
              <table:table-cell office:value-type="float" office:value="207.544232864629">
                <text:p>207.544232864629</text:p>
              </table:table-cell>
              <table:table-cell office:value-type="float" office:value="73.3689172582036">
                <text:p>73.36891725820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507042060293">
                <text:p>219.507042060293</text:p>
              </table:table-cell>
              <table:table-cell office:value-type="float" office:value="218.963917483448">
                <text:p>218.963917483448</text:p>
              </table:table-cell>
              <table:table-cell office:value-type="float" office:value="75.3128306703972">
                <text:p>75.31283067039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006136249606">
                <text:p>222.006136249606</text:p>
              </table:table-cell>
              <table:table-cell office:value-type="float" office:value="224.377240967694">
                <text:p>224.377240967694</text:p>
              </table:table-cell>
              <table:table-cell office:value-type="float" office:value="79.5398144495209">
                <text:p>79.53981444952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4.751187649014">
                <text:p>234.751187649014</text:p>
              </table:table-cell>
              <table:table-cell office:value-type="float" office:value="240.571289452489">
                <text:p>240.571289452489</text:p>
              </table:table-cell>
              <table:table-cell office:value-type="float" office:value="83.9396034487608">
                <text:p>83.939603448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952347934356">
                <text:p>232.952347934356</text:p>
              </table:table-cell>
              <table:table-cell office:value-type="float" office:value="235.896301105384">
                <text:p>235.896301105384</text:p>
              </table:table-cell>
              <table:table-cell office:value-type="float" office:value="84.7958946740805">
                <text:p>84.795894674080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4.190874634667">
                <text:p>234.190874634667</text:p>
              </table:table-cell>
              <table:table-cell office:value-type="float" office:value="237.777467762851">
                <text:p>237.777467762851</text:p>
              </table:table-cell>
              <table:table-cell office:value-type="float" office:value="84.3297791363501">
                <text:p>84.32977913635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002876593107">
                <text:p>233.002876593107</text:p>
              </table:table-cell>
              <table:table-cell office:value-type="float" office:value="238.905110727288">
                <text:p>238.905110727288</text:p>
              </table:table-cell>
              <table:table-cell office:value-type="float" office:value="84.8244334942269">
                <text:p>84.8244334942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000000" draw:distance="0.1cm" draw:rotation="3150"/>
  </office:styles>
</office:document-styles>
</file>